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8000" draw:textarea-horizontal-align="justify" draw:textarea-vertical-align="middle" draw:auto-grow-height="false" fo:min-height="0.828cm" fo:min-width="0.578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8000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color="#1c1c1c" style:font-name="Roboto" fo:font-size="24pt" fo:font-weight="bold"/>
    </style:style>
    <style:style style:name="P2" style:family="paragraph">
      <loext:graphic-properties draw:fill-color="#ff8000"/>
      <style:paragraph-properties fo:text-align="center"/>
      <style:text-properties fo:color="#1c1c1c" style:font-name="Roboto" fo:font-size="24pt" fo:font-weight="bold"/>
    </style:style>
    <style:style style:name="P3" style:family="paragraph">
      <loext:graphic-properties draw:fill="solid" draw:fill-color="#ff8000"/>
      <style:paragraph-properties fo:text-align="center"/>
      <style:text-properties fo:color="#1c1c1c" style:font-name="Roboto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524cm" svg:height="1.524cm" svg:x="4.429cm" svg:y="4.8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524cm" svg:height="1.524cm" svg:x="9.43cm" svg:y="4.81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24cm" svg:height="1.524cm" svg:x="14.431cm" svg:y="6.81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24cm" svg:height="1.524cm" svg:x="9.432cm" svg:y="8.81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654cm" svg:y1="8.113cm" svg:x2="10.956cm" svg:y2="9.575cm" draw:start-shape="id1" draw:start-glue-point="7" draw:end-shape="id2" draw:end-glue-point="10" svg:d="M14654 8113l-3698 1462" svg:viewBox="0 0 3699 1463">
          <text:p/>
        </draw:connector>
        <draw:connector draw:style-name="gr2" draw:text-style-name="P3" draw:layer="layout" draw:type="line" svg:x1="9.43cm" svg:y1="5.573cm" svg:x2="5.953cm" svg:y2="5.572cm" draw:start-shape="id3" draw:start-glue-point="6" draw:end-shape="id4" draw:end-glue-point="10" svg:d="M9430 5573l-3477-1" svg:viewBox="0 0 3478 2">
          <text:p/>
        </draw:connector>
        <draw:connector draw:style-name="gr2" draw:text-style-name="P3" draw:layer="layout" draw:type="line" svg:x1="14.654cm" svg:y1="7.035cm" svg:x2="10.954cm" svg:y2="5.573cm" draw:start-shape="id1" draw:start-glue-point="5" draw:end-shape="id3" draw:end-glue-point="10" svg:d="M14654 7035l-3700-1462" svg:viewBox="0 0 3701 146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2T08:47:24.520991396</meta:creation-date>
    <dc:date>2020-01-22T08:49:35.021892894</dc:date>
    <meta:editing-duration>PT2M11S</meta:editing-duration>
    <meta:editing-cycles>2</meta:editing-cycles>
    <meta:document-statistic meta:object-count="7"/>
    <meta:generator>LibreOffice/6.3.4.2$Linux_X86_64 LibreOffice_project/30$Build-2</meta:generator>
  </office:meta>
</office:document-meta>
</file>